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4B0C3A745B5B398A3D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1.35cm" fo:min-width="4.301cm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svg:stroke-width="0.053cm" svg:stroke-color="#000000" draw:marker-start-width="0.279cm" draw:marker-end-width="0.279cm"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83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4cm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3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7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  <style:text-properties fo:text-shadow="1pt 1pt"/>
    </style:style>
    <style:style style:name="P3" style:family="paragraph">
      <style:paragraph-properties fo:text-align="center"/>
      <style:text-properties fo:text-shadow="1pt 1pt"/>
    </style:style>
    <style:style style:name="P4" style:family="paragraph">
      <loext:graphic-properties draw:fill="none"/>
      <style:paragraph-properties fo:text-align="center"/>
      <style:text-properties fo:text-shadow="1pt 1pt"/>
    </style:style>
    <style:style style:name="P5" style:family="paragraph">
      <style:paragraph-properties fo:text-align="center" style:writing-mode="lr-tb"/>
      <style:text-properties fo:color="#107591" loext:opacity="100%" fo:text-shadow="none" fo:font-weight="bold" style:font-weight-asian="bold" style:font-weight-complex="bold"/>
    </style:style>
    <style:style style:name="P6" style:family="paragraph">
      <loext:graphic-properties draw:fill-color="#fffffe" draw:opacity="50%"/>
      <style:paragraph-properties fo:text-align="center" style:writing-mode="lr-tb"/>
      <style:text-properties fo:color="#107591" loext:opacity="100%" fo:text-shadow="non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07591" loext:opacity="100%" fo:text-shadow="1pt 1pt"/>
    </style:style>
    <style:style style:name="P9" style:family="paragraph">
      <loext:graphic-properties draw:fill-color="#fffffe" draw:opacity="50%"/>
      <style:paragraph-properties fo:text-align="center" style:writing-mode="lr-tb"/>
      <style:text-properties fo:color="#107591" loext:opacity="100%" fo:text-shadow="1pt 1pt"/>
    </style:style>
    <style:style style:name="T1" style:family="text">
      <style:text-properties fo:color="#107591" loext:opacity="100%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999cm" svg:height="11.999cm" svg:x="14.689cm" svg:y="0.001cm">
          <draw:image xlink:href="Pictures/10000001000005DC000004B0C3A745B5B398A3D6.png" xlink:type="simple" xlink:show="embed" xlink:actuate="onLoad" draw:mime-type="image/png">
            <text:p/>
          </draw:image>
        </draw:frame>
        <draw:custom-shape draw:style-name="gr2" draw:text-style-name="P2" draw:layer="layout" svg:width="4.8cm" svg:height="1.6cm" svg:x="4.601cm" svg:y="1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081cm" svg:height="1.144cm" svg:x="6.071cm" svg:y="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4" draw:layer="layout" svg:x1="7.001cm" svg:y1="2.9cm" svg:x2="10.001cm" svg:y2="5.3cm">
          <text:p/>
        </draw:line>
        <draw:line draw:style-name="gr4" draw:text-style-name="P4" draw:layer="layout" svg:x1="7.001cm" svg:y1="2.9cm" svg:x2="4.001cm" svg:y2="5.3cm">
          <text:p/>
        </draw:line>
        <draw:custom-shape draw:style-name="gr2" draw:text-style-name="P2" draw:layer="layout" svg:width="4.8cm" svg:height="1.6cm" svg:x="7.6cm" svg:y="5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087cm" svg:height="1.144cm" svg:x="8.872cm" svg:y="5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6" draw:layer="layout" svg:width="4.8cm" svg:height="1.6cm" svg:x="1.603cm" svg:y="5.3cm">
          <text:p text:style-name="P5"><text:span text:style-name="T1">1.9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0.002cm" svg:y1="6.894cm" svg:x2="13.002cm" svg:y2="9.294cm">
          <text:p/>
        </draw:line>
        <draw:line draw:style-name="gr4" draw:text-style-name="P4" draw:layer="layout" svg:x1="10.002cm" svg:y1="6.894cm" svg:x2="7.002cm" svg:y2="9.294cm">
          <text:p/>
        </draw:line>
        <draw:frame draw:style-name="gr6" draw:text-style-name="P7" draw:layer="layout" svg:width="0.959cm" svg:height="0.962cm" svg:x="4.2cm" svg:y="3.5cm">
          <draw:text-box>
            <text:p>si</text:p>
          </draw:text-box>
        </draw:frame>
        <draw:frame draw:style-name="gr7" draw:text-style-name="P7" draw:layer="layout" svg:width="0.959cm" svg:height="0.962cm" svg:x="7.2cm" svg:y="7.5cm">
          <draw:text-box>
            <text:p>si</text:p>
          </draw:text-box>
        </draw:frame>
        <draw:frame draw:style-name="gr8" draw:text-style-name="P7" draw:layer="layout" svg:width="1.205cm" svg:height="0.962cm" svg:x="11.8cm" svg:y="7.5cm">
          <draw:text-box>
            <text:p>no</text:p>
          </draw:text-box>
        </draw:frame>
        <draw:frame draw:style-name="gr8" draw:text-style-name="P7" draw:layer="layout" svg:width="1.205cm" svg:height="0.962cm" svg:x="8.601cm" svg:y="3.5cm">
          <draw:text-box>
            <text:p>no</text:p>
          </draw:text-box>
        </draw:frame>
        <draw:custom-shape draw:style-name="gr9" draw:text-style-name="P6" draw:layer="layout" svg:width="4.8cm" svg:height="1.6cm" svg:x="4.604cm" svg:y="9.3cm">
          <text:p text:style-name="P5"><text:span text:style-name="T1">1.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8cm" svg:height="1.6cm" svg:x="10.605cm" svg:y="9.3cm">
          <text:p text:style-name="P8"><text:span text:style-name="T1">0.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11T10:51:35.268536973</meta:creation-date>
    <dc:date>2024-06-05T16:05:02.789163336</dc:date>
    <meta:editing-duration>PT47M42S</meta:editing-duration>
    <meta:editing-cycles>11</meta:editing-cycles>
    <meta:generator>LibreOffice/7.3.7.2$Linux_X86_64 LibreOffice_project/3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row>
      <mi>x</mi>
      <mo stretchy="false">&lt;</mo>
      <msub>
        <mi>c</mi>
        <mn>1</mn>
      </msub>
    </mrow>
    <annotation encoding="StarMath 5.0">x &lt; c_1</annotation>
  </semantics>
</math>
</file>

<file path=Object 2/content.xml><?xml version="1.0" encoding="utf-8"?>
<math xmlns="http://www.w3.org/1998/Math/MathML" display="block">
  <semantics>
    <mrow>
      <mi>x</mi>
      <mo stretchy="false">&lt;</mo>
      <msub>
        <mi>c</mi>
        <mn>2</mn>
      </msub>
    </mrow>
    <annotation encoding="StarMath 5.0">x &lt; c_2</annotation>
  </semantics>
</math>
</file>